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mbria1" svg:font-family="Cambria" style:font-family-generic="roman" style:font-pitch="variable"/>
    <style:font-face style:name="Cambria2" svg:font-family="Cambria" style:font-adornments="Grassetto" style:font-family-generic="roman" style:font-pitch="variable"/>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corpo_20_testo">
      <style:text-properties style:font-name="Cambria1"/>
    </style:style>
    <style:style style:name="P5" style:family="paragraph" style:parent-style-name="corpo_20_testo" style:list-style-name="L2">
      <style:text-properties style:font-name="Cambria1"/>
    </style:style>
    <style:style style:name="P6" style:family="paragraph" style:parent-style-name="corpo_20_testo" style:list-style-name="L2"/>
    <style:style style:name="T1" style:family="text">
      <style:text-properties fo:color="#004586"/>
    </style:style>
    <style:style style:name="T2" style:family="text">
      <style:text-properties fo:color="#004586" style:text-underline-style="none"/>
    </style:style>
    <style:style style:name="T3" style:family="text">
      <style:text-properties fo:font-variant="normal" fo:text-transform="none" style:use-window-font-color="true" style:text-line-through-style="none" fo:font-size="12pt" fo:letter-spacing="normal" fo:font-style="normal" style:text-underline-style="none" fo:font-weight="normal" style:text-blinking="false" style:font-size-asian="12pt" style:font-style-asian="normal" style:font-size-complex="12pt" style:font-style-complex="normal"/>
    </style:style>
    <style:style style:name="T4" style:family="text">
      <style:text-properties fo:font-variant="normal" fo:text-transform="none" style:use-window-font-color="true" style:text-line-through-style="none" style:font-name="Cambria1"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5" style:family="text">
      <style:text-properties fo:font-variant="normal" fo:text-transform="none" style:use-window-font-color="true"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style:use-window-font-color="true" style:font-name="Cambria1" fo:font-size="12pt" fo:letter-spacing="normal" fo:font-style="normal" fo:font-weight="normal" style:font-size-asian="12pt" style:font-style-asian="normal" style:font-size-complex="12pt" style:font-style-complex="normal"/>
    </style:style>
    <style:style style:name="T7" style:family="text">
      <style:text-properties style:use-window-font-color="true"/>
    </style:style>
    <style:style style:name="T8" style:family="text">
      <style:text-properties style:use-window-font-color="true" fo:font-size="12pt" fo:font-style="normal" style:font-size-asian="12pt" style:font-style-asian="normal" style:font-size-complex="12pt" style:font-style-complex="normal"/>
    </style:style>
    <style:style style:name="T9" style:family="text">
      <style:text-properties style:use-window-font-color="true" style:font-name="Cambria1" fo:font-size="12pt" fo:font-style="normal" style:font-size-asian="12pt" style:font-style-asian="normal" style:font-size-complex="12pt" style:font-style-complex="normal"/>
    </style:style>
    <style:style style:name="T10" style:family="text">
      <style:text-properties style:use-window-font-color="true" style:font-name="Cambria1" fo:font-size="12pt" fo:letter-spacing="normal" fo:font-style="normal" fo:font-weight="normal" style:font-size-asian="12pt" style:font-style-asian="normal" style:font-size-complex="12pt" style:font-style-complex="normal"/>
    </style:style>
    <style:style style:name="T11" style:family="text">
      <style:text-properties style:text-underline-style="none"/>
    </style:style>
    <style:style style:name="T12" style:family="text">
      <style:text-properties style:font-name="Cambria1"/>
    </style:style>
    <style:style style:name="T13" style:family="text">
      <style:text-properties fo:color="#c5000b"/>
    </style:style>
    <style:style style:name="T14"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olo"><text:span text:style-name="T1">GAME STORY</text:span></text:p>
      <text:p text:style-name="P1"/>
      <text:p text:style-name="corpo_20_testo"><text:span text:style-name="T1">Premesse: </text:span><text:span text:style-name="T7">L</text:span><text:span text:style-name="T8">a storia inizia dopo la fine della nona stagione, questa è la situazione:</text:span></text:p>
      <text:list xml:id="list3982147025046451897" text:style-name="L2">
        <text:list-item>
          <text:p text:style-name="P6"><text:span text:style-name="T9">-Clara, </text:span><text:span text:style-name="T6">sospesa temporalmente dai signori del tempo, è priva di </text:span><text:a xlink:type="simple" xlink:href="https://it.wikipedia.org/wiki/Battito_cardiaco" text:style-name="Internet_20_link" text:visited-style-name="Visited_20_Internet_20_Link"><text:span text:style-name="T4">battito cardiaco</text:span></text:a><text:span text:style-name="T6">, e dovrà essere riposizionata nella sua linea temporale per morire come previsto ed evitare una frattura nel </text:span><text:span text:style-name="T10">continuum temporale.</text:span><text:span text:style-name="T6"> Parte quindi con Ashildir a bordo di un secondo TARDIS per tornare su Gallifrey, ma per sfruttare appieno la sua condizione di sospensione decide di “prendere la strada più lunga”, ovvero viaggiare nel tempo e nello spazio con la sua <text:s/>nuova compagna e vivere molte altre avventure.</text:span></text:p>
        </text:list-item>
        <text:list-item>
          <text:p text:style-name="P5"><text:span text:style-name="T5">- Il dottore ha perso la memoria delle fattezze di Clara (ma non delle avventure vissute con lei) e riparte con il suo TARDIS, dove trova un nuovo cacciavite sonico</text:span><text:span text:style-name="T3"> </text:span><text:span text:style-name="T5">ed un messaggio che Clara gli ha lasciato sulla sua lavagna: "Corri, sapientone, e sii un Dottore".</text:span></text:p>
        </text:list-item>
      </text:list>
      <text:p text:style-name="P4"><text:span text:style-name="T5"/></text:p>
      <text:p text:style-name="corpo_20_testo"><text:span text:style-name="T12">La storia è ambientata nella Babilonia del VI secolo a.c. nel momento di massima espansione della città, sotto il governo di <text:s/>Nimrod, un viaggiatore arrivato da molto lontano, che grazie alle sue conoscenze tecnologiche e al fatto che dopo il suo arrivo ogni lingua diventa comprensibile, viene riconosciuto come dio dalla popolazione locale, che lo venera. Nimrod ha iniziato la costruzione di una torre, che si innalza dal centro della città, e che cresce sempre di più, grazie al lavoro tutti i fedeli che accorrono da ogni parte per stabilirsi li. La popolazio</text:span>ne è molto devota, ma c'è un piccolo movimento di ribellione, capeggiato da un uomo di nome Abramo, che non crede alla natura divina del nuovo sovrano, e cerca in tutti i modi di far aprire gli occhi anche al resto della gente.<text:tab/></text:p>
      <text:p text:style-name="corpo_20_testo">La città ha una pianta quadrangolare, è attraversata dal fiume Eufrate e circondata da due cinte murarie: nella prima, la più bassa, vive la maggior parte della popolazione, in maggioranza contadini, che coltivano i campi al di fuori delle mura, artigiani e commercianti di basso livello. All'interno della seconda cinta invece vivono i mercanti più ricchi, i nobili, e i servi di alto rango. Al centro della città sorge la Torre di Babele (Babilonia e Babele sono sinonimi, due nomi <text:s/>dati alla stessa città)</text:p>
      <text:p text:style-name="Text_20_body"/>
      <text:p text:style-name="corpo_20_testo"><text:span text:style-name="T1">[Introduzione] </text:span>Dopo aver lasciato il dottore, Clara e Ashildir si mettono in viaggio, e il TARDIS riceve una telefonata: una richiesta di aiuto, dalla Babilonia del 650 AC: Incuriosite, le protagoniste inseriscono le coordinate da cui arriva il segnale e partono. [<text:span text:style-name="T1">sequenza filmica iniziale, non giocabile]<text:tab/><text:line-break/></text:span>Una volta uscite dalla cabina, si ritrovano in cima ad una torre altissima, al centro di una città nel deserto. L'atterraggio del TARDIS non è passato inosservato, infatti le due protagoniste vengono subito fermate da un manipolo di guardie, che stupite e un po' spaventate, le conducono all'interno della torre, dal loro sovrano, Nimrod, che chiamano dio. L'uomo le “riceve” in una stanza enorme, ma non particolarmente sfarzosa, pone loro molte domande, su chi sono e soprattutto su come spieghino la presenza del TARDIS: Clara e Ashildir tentano di rispondere in vari modi <text:span text:style-name="T1">[il giocatore può anche dire la verità, ma comunque viene imprigionato.]</text:span> ma Nimrod mostra di non credere ad una sola parola. Spazientito il re le fa portare nella prigione sotterranea della città. </text:p>
      <text:p text:style-name="P2"/>
      <text:p text:style-name="corpo_20_testo"><text:span text:style-name="T1">[Livello 1] I</text:span>n prigione Clara e Ashildir incontrano un altro prigioniero, Abramo, che, molto stupito del loro modo di vestire e comportarsi, all'inizio è diffidente, ma quando capisce che sono state rinchiuse anche loro perché considerate ostili al re si “ammorbidisce” e racconta loro di essere il capo di una fazione ribelle all'attuale sovrano-divinità, che in realtà (secondo Abramo) è solo un uomo come gli altri, particolarmente bravo con i trucchi.</text:p>
      <text:p text:style-name="corpo_20_testo"><text:soft-page-break/>Questa storia interessa abbastanza le protagoniste, che in effetti hanno ricevuto una richiesta di aiuto, e quindi sospettano che possa avere a che fare con la situazione “governativa” della città.</text:p>
      <text:p text:style-name="corpo_20_testo">A questo punto, Abramo rivela di avere un piano di fuga,e insieme i tre escono dalla prigione, passando attraverso una serie di trappole e sistemi di sicurezza decisamente fuori luogo nel 650 a.c.<text:span text:style-name="T1">[puzzle/enigma in cui inseriamo elementi fantascientifici per rendere l'idea che effettivamente il re si serve di tecnologia aliena]</text:span></text:p>
      <text:p text:style-name="corpo_20_testo">Il tunnel che porta all'esterno sbuca al di fuori della prima cinta muraria della città, vicino al fiume Eufrate. I tre fuggitivi iniziano a scappare, ma le guardie hanno dato l'allarme, e sono partite all'inseguimen<text:span text:style-name="T11">to. Ad un certo punto Abramo viene ferito da una freccia e rimane indietro. Clara e Ashildir per scappare si tuffano nel fiume e lo attraversano a nuoto.</text:span><text:span text:style-name="T2">[il giocatore impara <text:s/>una nuova skill]</text:span></text:p>
      <text:p text:style-name="P2"><text:span text:style-name="T2"/></text:p>
      <text:p text:style-name="corpo_20_testo"><text:span text:style-name="T1">[Livello 2] </text:span>Dopo aver camminato un po', Clara ed Ashildir arrivano alla porta della città. Ora, la loro priorità è capire come raggiungere il TARDIS, non tanto per andare via (hanno ricevuto una richiesta di aiuto, devono indagare) ma perché lasciarlo in mano a degli sconosciuti, e ad un re che si spaccia per divinità, e che potrebbe non essere umano può essere molto pericoloso.</text:p>
      <text:p text:style-name="corpo_20_testo">Dunque, le due protagoniste cercano un modo per tornare in città: sembra che l'unico sia passare dalla porta principale, ma non è certo una passeggiata, con le guardie che la sorvegliano giorno e notte. Vedono una carovana di mercanti che sta per entrare: provano ad aggregarsi, ma con il loro aspetto e il fatto che sono due donne sole, non trovano molta collaborazione. L'unico che si lascia convincere è il proprietario di un gruppo di prostitute, che le prende “a servizio” convinto che siano due mogli ripudiate per i loro costumi frivoli. <text:span text:style-name="T1">[qui per convincere il mercante il giocatore deve parlare con gli altri membri della carovana e scoprire quali sono le sue preferenze/punti deboli per convincerlo, es: portare una bottiglia di vino...]</text:span>Vestite e mescolate alle altre ragazze, Clara e Ashildir entrano in città. Poco dentro la porta, provano a <text:s/>staccarsi dal gruppo, ma il mercante cerca di ostacolarle: Clara vuole trovare una via di fuga diplomatica e senza spargimenti di sangue, Ashildir invece pugnala il mercante alla gola, senza pensarci troppo. <text:span text:style-name="T1">[qui, dal momento che il mercante le ostacola, Clara rimane non giocabile, e si può muovere solo Ashildir, che come unica opzione ha “put to sleep”]</text:span></text:p>
      <text:p text:style-name="corpo_20_testo">Qui abbiamo un litigio tra le due, che alla fine proseguono insieme, anche se non sono d'accordo con i reciproci metodi di indagine: Clara trova quelli della compagna troppo invasivi, e Ashildir si spazientisce, perché ritiene che la compagna sia troppo buona, e che con quel passo non usciranno mai dalla spiacevole situazione.</text:p>
      <text:p text:style-name="corpo_20_testo"><text:span text:style-name="T1"/></text:p>
      <text:p text:style-name="corpo_20_testo"><text:span text:style-name="T1">[Livello 3] </text:span>una volta dentro la città, scoprono che c'è una seconda cinta di mura, molto più sorvegliata e fortificata della prima, all'interno della quale risiedono ricchi e nobili, e nella quale si trova l'altissima “Torre di Dio”, come viene chiamata dagli abitanti del luogo. Capiscono che da sole possono fare poco, allora cominciano ad indagare,<text:span text:style-name="T1"> [andando in giro per la città e parlando con le persone]</text:span> per scoprire un po di più sulla ribellione, e sulla situazione attuale. Cosi vengono a conoscenza di come il dio sia arrivato, e del fatto che dopo il suo arrivo ogni lingua divenne comprensibile, di come la città abbia iniziato ad allargarsi sempre di più, e la torre, <text:s/>iniziata come progetto per dare lavoro ai fedeli, si alzi a dismisura da anni, grazie a tutte le persone che arrivano per rendere omaggio al dio.</text:p>
      <text:p text:style-name="corpo_20_testo">Ora, Clara e Ashildir capiscono che c'è davvero qualcosa di strano, tutti in città sembrano esausti e provati, ma nonostante questo sono sempre più convinti che lavorare fino allo sfinimento alla torre e per far prosperare la “Città Divina” sia la cosa migliore per loro stessi e per l'umanità. Decidono definitivamente che prima di andarsene sarebbero arrivate in fondo alla questione, anche se ancora non hanno scoperto chi ha mandato la richiesta di aiuto.</text:p>
      <text:p text:style-name="corpo_20_testo"><text:soft-page-break/>Parlando con la gente del posto scoprono dove Abramo viveva con sua moglie, prima di diventare un ricercato, e si dirigono a casa sua.</text:p>
      <text:p text:style-name="corpo_20_testo">Qui eludono facilmente la guardia messa a sorveglianza, ma questa si accorge dei movimenti all'interno e va a cercare rinforzi. <text:span text:style-name="T1">[parte un timer, che conta il tempo che le guardie ci mettono ad arrivare, allo scadere bisogna essere fuori, altrimenti si viene ricatturate e si deve ricominciare.]</text:span>Cercano indizi, su chi possano essere i membri della ribellione o su dove si nascondono, e trovano un oggetto particolare che collegano ad <text:s/>un mercante della carovana che è entrato nella città con loro.</text:p>
      <text:p text:style-name="corpo_20_testo">Arrivano le guardie, Clara e Me scappano ed iniziano a cercare quest'uomo. Nella piazza proprio dietro la casa di Abramo, si sta svolgendo un raduno di fedeli di Nimrod, che fa la sua apparizione dalla terrazza di una casa povera, per parlare ai fedeli e fare un sermone. <text:span text:style-name="T1">[qui il giocatore si deve confondere tra la folla e depistare le guardie, mentre in sottofondo passa il discorso di Nimrod e i commenti della gente presente, cosi abbiamo qualche informazione in più, <text:s/>e anche un idea del personaggio di Nimrod]</text:span> Per scappare si confondono tra la folla e seminano le guardie.</text:p>
      <text:p text:style-name="P2"><text:span text:style-name="T1"/></text:p>
      <text:p text:style-name="corpo_20_testo"><text:span text:style-name="T1">[Livello 4] </text:span>Raggiunta l'abitazione dell'uomo, un mercante di media ricchezza, un po' fifone e non particolarmente scaltro, <text:s/>riescono a convincerlo ad aiutarle ad oltrepassare la seconda cinta di mura, a patto che poi loro avrebbero aiutato Abramo a fuggire di nuovo.</text:p>
      <text:p text:style-name="corpo_20_testo">Il mercante le porta dunque nella cripta dove la ribellione si riunisce, e viene pesantemente sgridato <text:s text:c="2"/>sia da Sara, moglie di Abramo, sia dagli altri membri, per aver condotto due straniere al loro rifugio.</text:p>
      <text:p text:style-name="corpo_20_testo">A questo punto Clara ed Ashildir convincono la ribellione ad aiutarle: loro consegnano la “chiave” e l'ubicazione per entrare nel sotterraneo da dove sono fuggite ai compagni di Abramo, e loro in cambio promettono di creare un diversivo (un tentativo di rivolta) <text:s/>per permettere loro di entrare in città. <text:span text:style-name="T1">[per passare la porta devono superare con qualche astuzia l'unica guardia rimasta, ed aprire il cancello]</text:span></text:p>
      <text:p text:style-name="corpo_20_testo"/>
      <text:p text:style-name="corpo_20_testo"><text:span text:style-name="T1">[Livello 5] </text:span>Clara e Ashildir sono finalmente entrate nella seconda cinta muraria. Ora, devono capire come entrare nella torre: si dirigono verso la Biblioteca di Babilonia, che è la più grande dell'epoca, per cercare se sono conservati progetti della torre, o qualcosa che faccia capire loro come è costruita e se ci sono punti deboli da cui passare. Nella biblioteca scoprono una sezione privata, in cui solo i sacerdoti e Nimrod possono accedere, attraverso l'uso del loro bastone, un oggetto molto sfarzoso, a cui il popolo attribuiva poteri divini, ma che in realtà funzionava con tecnologia avanzata.</text:p>
      <text:p text:style-name="corpo_20_testo">Clara e Ashildir si appostano nelle vicinanze della biblioteca, vedono passare un gruppo di sacerdoti, Clara riesce a convincere Ashildir che non c'è bisogno di uccidere nessuno, quindi appena uno di loro si separa dal gruppo, lo tramortiscono e gli <text:s/>rubano il bastone . Riescono così ad entrare nella stanza privata, rubano i progetti <text:span text:style-name="T1">[enigma a tempo, prima che il sacerdote tramortito dia l'allarme]</text:span>e scappano. </text:p>
      <text:p text:style-name="corpo_20_testo">Arrivate alla base della torre riescono a entrare <text:span text:style-name="T1">[puzzle]</text:span>, ma qui trovano nientemeno che il TARDIS del dottore, nella sua forma classica ed inconfondibile di cabina blu della polizia.<text:span text:style-name="T7"> E chiuso fuori, in evidente stato di frustrazione, Nimrod, che tira la porta della cabina per cercare di entrare.</text:span><text:span text:style-name="T1">[sequenza filmica non giocabile].</text:span></text:p>
      <text:p text:style-name="corpo_20_testo"><text:span text:style-name="T1"/></text:p>
      <text:p text:style-name="corpo_20_testo"><text:span text:style-name="T1">[Livello 6] </text:span><text:span text:style-name="T7">Nimrod si accorge di loro e si fa una risata, prendendole in giro perché ci hanno messo tanto ad arrivare fino li. Ha preparato per loro una trappola che dovrebbe rinchiuderle in un loop temporale. Quando scatta il meccanismo Ashildir rimane intrappolata ma Cla</text:span>ra dopo un attimo di stordimento, ritorna alla realtà, <text:s/>perché essendo già di per se un paradosso, <text:soft-page-break/>una persona sospesa, le trappole temporali su di lei non hanno effetto. Nimrod, convinto di averle imprigionate se ne va, e non fa in tempo a notare che Clara è ibera. A questo punto Clara entra nel TARDIS, convinta di trovare il dottore, ma trova l'ambiente molto cambiato, cupo, poco illuminato, come se fosse stanco, e con pochi comandi e aggeggi, solo una lavagna che dice “the doctor is no more.” (a questo punto clara capisce che è stato il TARDIS a chiamare aiuto) <text:s/>Dopo un momento di shock, clara capisce che con il TARDIS e la sua tecnologia potrebbero aiutare Ashildir a liberarsi dalla trappola. <text:span text:style-name="T1">[puzzle sulla console del tardi per liberare Ashildir]</text:span>: riesce nell'impresa, grazie soprattutto al TARDIS che la aiuta, la console assume una forma più intuitiva.<text:span text:style-name="T7"> </text:span></text:p>
      <text:p text:style-name="corpo_20_testo"><text:span text:style-name="T1">[Livello 7]</text:span> Nimrod, che dalla sala controllo della torre vede Clara entrare nel TARDIS senza problemi, corre di sotto per entrare anche lui, ma viene fermato all'ultimo da Ashildir, che ora è libera. A questo punto Nimrod si sente preso alle strette, costretto dalle domande pressanti delle due ragazze (e anche dal coltello di Ashildir puntato alla sua gola) svela la verità: in realtà il dottore è lui, arrivato alla penultima rigenerazione. Come prova alle due protagoniste mostra il suo cacciavite sonico. Ma perché sta facendo tutto questo? In realtà il dottore è fermamente convinto di stare facendo la cosa giusta, perché ormai è consapevole che la prossima rigenerazione sarà anche l'ultima, e lui stesso si è già incontrato in questa forma alla sua sesta rigenerazione: in quell'occasione ha combattuto contro il se stesso futuro, perché si era trasformato nel Valeyard, un Time Lord malvagio, avido di potere e di energia (giunto alla fine dei suoi giorni, dopo tutto il tempo che ha vissuto, non riesce a rassegnarsi all'idea di dover morire). Il dottore arrivato fino a qui, ha orrore e timore di quello che potrebbe diventare una volta giunto il momento di rigenerarsi, del dolore e dei disastri che sarebbe in grado di provocare. Quindi, ha messo in atto un piano: rubare un pochino di energia rigenerativa alle persone, (un po è presente in ogni uomo, gli permette di guarire e crescere) per non ucciderle, e renderle felici di farlo attraverso un leggero controllo mentale, in questo modo lui continua ad accumulare un poco di energia rigenerativa, che gli permette di non esaurire mai le proprie ed essere costretto a rigenerarsi. (il dottore aveva riconosciuto subito Ashildir, ma non clara: pensa a lei solo quando vede che il TARDIS la fa entrare senza problemi)</text:p>
      <text:p text:style-name="corpo_20_testo">Clara e Ashildir sono inorridite e spaventate da quello che sentono, si chiedono cosa possono fare per far “rinsavire il dottore. Intanto però fanno finta di capire quello che lui sta dicendo, per non metterselo contro definitivamente, e lo seguono verso la cima della torre, e la sala di controllo. Lì, intanto che il dottore è impegnato a spiegare loro la genialità del suo piano, clara distrugge a sorpresa la console che permetteva di controllare le persone e assorbire la loro energia. A causa del “contraccolpo” mentale, tutta la popolazione sviene.</text:p>
      <text:p text:style-name="corpo_20_testo">Clara tira uno schiaffo al dottore e gli grida contro che è un <text:s/>idiota, e che tutto quello che sta facendo è solo un inutile modo di scappare, di non avere il coraggio di affrontare la morte. </text:p>
      <text:p text:style-name="corpo_20_testo">Il dottore, deluso che nessuna della due capisca quello che per lui significa essere consapevole di diventare un essere malvagio, prende Clara e la trascina verso il suo TARDIS, per portarla nel punto del tempo in cui lei può vedere il lato peggiore del Valeyard.</text:p>
      <text:p text:style-name="corpo_20_testo">Appena entrati nel TARDIS però il dottore spinge fuori clara e cerca di scappare. Il tardis però <text:s/>rimane incastonato nella torre: tutta l'enorme struttura <text:s/>è costruita attorno ad esso, e riesce solo a sollevarsi appena.</text:p>
      <text:p text:style-name="corpo_20_testo"/>
      <text:p text:style-name="corpo_20_testo"><text:span text:style-name="T1">[Livello 8]</text:span> Clara e Ashidr devono riuscire ad entrare di nuovo <text:span text:style-name="T1">[Puzzle]</text:span> una volta dentro clara convince il dottore che quello che sta facendo è sbagliato, <text:span text:style-name="T13">(non ricordo se avevamo mantenuto il fatto che bisogna mostrargli le stanze del tardis con <text:s/>ricordi in caso aggiungilo) </text:span>e riesce a fargli vedere la verità dei fatti : con questa sua smania di vita, e paura della morte, ormai è molto più simile al Valeyard che al dottore (infatti il TARDIS non lo riconosce e lo lascia fuori, chiamando aiuto) e soprattutto, rischia di distruggere il continuum del tempo, creando un paradosso: se infatti lui continua a vivere e non raggiunge mai la sua ultima rigenerazione, come <text:soft-page-break/>può combattersi? Quello è un evento già accaduto, un punto fisso nel tempo (come la morte di Clara) che prima o poi si dovrà raggiungere, altrimenti l'universo stesso è a rischio.</text:p>
      <text:p text:style-name="corpo_20_testo">A questo punto il dottore capisce, e si rende conto di stare facendo solo del male all'umanità, che invece lui ha sempre difeso, e soprattutto, di rischiare di creare una frattura temporale. </text:p>
      <text:p text:style-name="corpo_20_testo">Allora, dopo essersi scusato con la popolazione, e aver lasciato qualche “spunto tecnologico” ai babilonesi <text:span text:style-name="T14">(mi sembra carino, visto che a babilonia erano bravi astronomi)</text:span> riparte con il suo TARDIS, come anche Ashildir e Clara, alla ricerca di nuove avventure.</text:p>
      <text:p text:style-name="corpo_20_testo"/>
      <text:p text:style-name="corpo_20_testo"><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mbria1" svg:font-family="Cambria" style:font-family-generic="roman" style:font-pitch="variable"/>
    <style:font-face style:name="Cambria2" svg:font-family="Cambria" style:font-adornments="Grassetto" style:font-family-generic="roman" style:font-pitch="variable"/>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ameplay_20_elements" style:display-name="gameplay elements" style:family="paragraph" style:parent-style-name="Standard" style:master-page-name="">
      <style:paragraph-properties fo:margin-top="0cm" fo:margin-bottom="0.101cm" fo:text-align="justify" style:justify-single-word="false" fo:hyphenation-ladder-count="no-limit" style:page-number="auto"/>
      <style:text-properties fo:color="#6666ff" style:font-name="Cambria" fo:hyphenate="true" fo:hyphenation-remain-char-count="2" fo:hyphenation-push-char-count="2"/>
    </style:style>
    <style:style style:name="corpo_20_testo" style:display-name="corpo testo" style:family="paragraph" style:parent-style-name="Standard" style:master-page-name="">
      <style:paragraph-properties fo:margin-top="0cm" fo:margin-bottom="0.101cm" fo:text-align="justify" style:justify-single-word="false" fo:hyphenation-ladder-count="no-limit" style:page-number="auto"/>
      <style:text-properties style:font-name="Cambria" fo:hyphenate="true" fo:hyphenation-remain-char-count="2" fo:hyphenation-push-char-count="2"/>
    </style:style>
    <style:style style:name="titolo" style:family="paragraph" style:parent-style-name="Standard">
      <style:paragraph-properties fo:margin-top="0cm" fo:margin-bottom="0.4cm" fo:text-align="center" style:justify-single-word="false"/>
      <style:text-properties fo:color="#6666ff" style:font-name="Cambria2" fo:font-size="16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ica valentini</meta:initial-creator>
    <meta:creation-date>2017-11-02T22:09:00.65</meta:creation-date>
    <dc:date>2017-11-04T13:21:47.40</dc:date>
    <dc:creator>monica valentini</dc:creator>
    <meta:editing-duration>PT8H30M12S</meta:editing-duration>
    <meta:editing-cycles>8</meta:editing-cycles>
    <meta:generator>OpenOffice/4.1.2$Win32 OpenOffice.org_project/412m3$Build-9782</meta:generator>
    <meta:document-statistic meta:table-count="0" meta:image-count="0" meta:object-count="0" meta:page-count="5" meta:paragraph-count="34" meta:word-count="2749" meta:character-count="16714"/>
  </office:meta>
</office:document-meta>
</file>